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>
      <style:text-properties officeooo:paragraph-rsid="004dcb12"/>
    </style:style>
    <style:style style:name="P4" style:family="paragraph" style:parent-style-name="Text_20_body" style:list-style-name="L1">
      <style:text-properties officeooo:paragraph-rsid="004dcb12"/>
    </style:style>
    <style:style style:name="P5" style:family="paragraph" style:parent-style-name="Text_20_body" style:list-style-name="L1">
      <style:paragraph-properties fo:margin-top="0cm" fo:margin-bottom="0.499cm" style:contextual-spacing="false"/>
      <style:text-properties officeooo:paragraph-rsid="004dcb12"/>
    </style:style>
    <style:style style:name="P6" style:family="paragraph" style:parent-style-name="Text_20_body" style:list-style-name="L2"/>
    <style:style style:name="T1" style:family="text">
      <style:text-properties officeooo:rsid="004ebaaa"/>
    </style:style>
    <style:style style:name="T2" style:family="text">
      <style:text-properties officeooo:rsid="004dcb12"/>
    </style:style>
    <style:style style:name="T3" style:family="text">
      <style:text-properties fo:font-style="normal" officeooo:rsid="004dcb1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1 Peter 2:9-10) / <text:span text:style-name="Strong_20_Emphasis">Opening prayer</text:span> (Douglas M)</text:p>
      <text:p text:style-name="P2"><text:span text:style-name="Strong_20_Emphasis">Praise</text:span>: <text:span text:style-name="Emphasis">O Church Arise</text:span></text:p>
      <text:p text:style-name="P2"><text:span text:style-name="Strong_20_Emphasis">Bible Reading</text:span>: John 3:1-18 (Pam W)</text:p>
      <text:p text:style-name="P3"><text:span text:style-name="Strong_20_Emphasis">Announcements</text:span> (John A)</text:p>
      <text:list text:style-name="L1">
        <text:list-item>
          <text:p text:style-name="P4">Assistance <text:span text:style-name="T1">plus prayer </text:span>for Allan &amp; Jan</text:p>
        </text:list-item>
        <text:list-item>
          <text:p text:style-name="P5">Visiting preachers &amp; Sel<text:span text:style-name="T2">ection </text:span>Com<text:span text:style-name="T2">mittee</text:span></text:p>
        </text:list-item>
        <text:list-item>
          <text:p text:style-name="P5"/>
        </text:list-item>
        <text:list-item>
          <text:p text:style-name="P5"/>
        </text:list-item>
      </text:list>
      <text:p text:style-name="P2"><text:span text:style-name="Strong_20_Emphasis">Sunday School</text:span> (Mook L)</text:p>
      <text:p text:style-name="P2"><text:span text:style-name="Strong_20_Emphasis">Praise</text:span>: <text:span text:style-name="Emphasis">Now put your trust in God (Rej 555)</text:span></text:p>
      <text:p text:style-name="P2"><text:span text:style-name="Strong_20_Emphasis">Prayer for the church and the world</text:span>  (ML)</text:p>
      <text:p text:style-name="P2"><text:span text:style-name="Strong_20_Emphasis">Bible reading</text:span>: Romans 6:15-23, 1 John 5:1-5 (ML)</text:p>
      <text:p text:style-name="P2"><text:span text:style-name="Strong_20_Emphasis">Praise</text:span>: <text:span text:style-name="Emphasis">Holy Spirit, breathe on me (Rej 268) <text:s/></text:span><text:span text:style-name="Emphasis"><text:span text:style-name="T3">(Offering)</text:span></text:span></text:p>
      <text:p text:style-name="P2"><text:span text:style-name="Strong_20_Emphasis">Sermon</text:span>: “THE GOOD NEWS OF ETERNAL LIFE” (DM)</text:p>
      <text:p text:style-name="P2"><text:span text:style-name="Strong_20_Emphasis">Praise:</text:span> <text:span text:style-name="Emphasis">Come, risen Lord (Rej 355)</text:span></text:p>
      <text:p text:style-name="P2"><text:span text:style-name="Strong_20_Emphasis">Lord’s Supper</text:span></text:p>
      <text:p text:style-name="P2"><text:span text:style-name="Strong_20_Emphasis">Praise</text:span>: <text:span text:style-name="Emphasis">You will be done</text:span></text:p>
      <text:p text:style-name="P2"><text:span text:style-name="Strong_20_Emphasis">Benediction</text:span> (DM)</text:p>
      <text:p text:style-name="Text_20_body"/>
      <text:p text:style-name="Text_20_body"><text:span text:style-name="Strong_20_Emphasis">Sermon Outline</text:span></text:p>
      <text:p text:style-name="Text_20_body">“THE GOOD NEWS OF ETERNAL LIFE”   (1 John 5:1-5)</text:p>
      <text:p text:style-name="Text_20_body">Introduction</text:p>
      <text:list text:style-name="L2">
        <text:list-item>
          <text:p text:style-name="P6">Believes the truth about Jesus</text:p>
        </text:list-item>
        <text:list-item>
          <text:p text:style-name="P6">Loves God and his children</text:p>
        </text:list-item>
        <text:list-item>
          <text:p text:style-name="P6">Obeys God’s commands</text:p>
        </text:list-item>
        <text:list-item>
          <text:p text:style-name="P6">Overcomes the world</text:p>
        </text:list-item>
      </text:list>
      <text:p text:style-name="Text_20_body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be85c"/>
    </style:style>
    <style:style style:name="MT2" style:family="text">
      <style:text-properties officeooo:rsid="004dcb12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nd</text:span> <text:span text:style-name="MT2">March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3-01T20:55:06.408423457</dc:date>
    <meta:editing-duration>PT5H55M33S</meta:editing-duration>
    <meta:editing-cycles>45</meta:editing-cycles>
    <meta:generator>LibreOffice/24.8.4.2$Linux_X86_64 LibreOffice_project/3e97788786b20d724e2ed0ea7a111abce73cab63</meta:generator>
    <meta:print-date>2025-02-01T20:59:00.535366113</meta:print-date>
    <meta:document-statistic meta:table-count="0" meta:image-count="0" meta:object-count="0" meta:page-count="1" meta:paragraph-count="27" meta:word-count="140" meta:character-count="780" meta:non-whitespace-character-count="669"/>
  </office:meta>
</office:document-meta>
</file>